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a1219" officeooo:paragraph-rsid="001a1219"/>
    </style:style>
    <style:style style:name="P2" style:family="paragraph" style:parent-style-name="Standard">
      <style:paragraph-properties fo:text-align="center" style:justify-single-word="false"/>
      <style:text-properties officeooo:rsid="001a1219" officeooo:paragraph-rsid="001a1219"/>
    </style:style>
    <style:style style:name="P3" style:family="paragraph" style:parent-style-name="Standard">
      <style:text-properties fo:font-style="italic" officeooo:rsid="001a1219" officeooo:paragraph-rsid="001a1219" style:font-style-asian="italic" style:font-style-complex="italic"/>
    </style:style>
    <style:style style:name="P4" style:family="paragraph" style:parent-style-name="Standard">
      <style:text-properties officeooo:rsid="001ad4df" officeooo:paragraph-rsid="001ad4df"/>
    </style:style>
    <style:style style:name="P5" style:family="paragraph" style:parent-style-name="Standard">
      <style:text-properties officeooo:rsid="001ad4df" officeooo:paragraph-rsid="001df7a8"/>
    </style:style>
    <style:style style:name="P6" style:family="paragraph" style:parent-style-name="Standard">
      <style:text-properties officeooo:rsid="001df7a8" officeooo:paragraph-rsid="001df7a8"/>
    </style:style>
    <style:style style:name="P7" style:family="paragraph" style:parent-style-name="Standard">
      <style:text-properties officeooo:rsid="001ed5ae" officeooo:paragraph-rsid="001ed5ae"/>
    </style:style>
    <style:style style:name="P8" style:family="paragraph" style:parent-style-name="Standard">
      <style:text-properties officeooo:rsid="0020a252" officeooo:paragraph-rsid="0020a252"/>
    </style:style>
    <style:style style:name="P9" style:family="paragraph" style:parent-style-name="Standard">
      <style:text-properties officeooo:rsid="0020a252" officeooo:paragraph-rsid="0021fd4c"/>
    </style:style>
    <style:style style:name="P10" style:family="paragraph" style:parent-style-name="Standard">
      <style:text-properties officeooo:rsid="00221907" officeooo:paragraph-rsid="00221907"/>
    </style:style>
    <style:style style:name="T1" style:family="text">
      <style:text-properties officeooo:rsid="001a1219"/>
    </style:style>
    <style:style style:name="T2" style:family="text">
      <style:text-properties style:text-position="sub 58%"/>
    </style:style>
    <style:style style:name="T3" style:family="text">
      <style:text-properties style:text-position="sub 58%" officeooo:rsid="001a1219"/>
    </style:style>
    <style:style style:name="T4" style:family="text">
      <style:text-properties style:text-position="sub 58%" officeooo:rsid="001df7a8"/>
    </style:style>
    <style:style style:name="T5" style:family="text">
      <style:text-properties style:text-position="sub 58%" officeooo:rsid="001ed5ae"/>
    </style:style>
    <style:style style:name="T6" style:family="text">
      <style:text-properties officeooo:rsid="001ad4df"/>
    </style:style>
    <style:style style:name="T7" style:family="text">
      <style:text-properties officeooo:rsid="001df7a8"/>
    </style:style>
    <style:style style:name="T8" style:family="text">
      <style:text-properties officeooo:rsid="001ed5ae"/>
    </style:style>
    <style:style style:name="T9" style:family="text">
      <style:text-properties style:text-position="0% 100%"/>
    </style:style>
    <style:style style:name="T10" style:family="text">
      <style:text-properties officeooo:rsid="0021fd4c"/>
    </style:style>
    <style:style style:name="T11" style:family="text">
      <style:text-properties officeooo:rsid="00221907"/>
    </style:style>
    <style:style style:name="T12" style:family="text">
      <style:text-properties officeooo:rsid="0022dcdc"/>
    </style:style>
    <style:style style:name="T13" style:family="text">
      <style:text-properties officeooo:rsid="0024418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als Defined Using<text:line-break/>Satisfied Natural Numbers</text:p>
      <text:p text:style-name="P2">by Sven Nilsen, 2023</text:p>
      <text:p text:style-name="P1"/>
      <text:p text:style-name="P3">In this paper I define real numbers using Satisfied Natural Numbers.</text:p>
      <text:p text:style-name="P1"/>
      <text:p text:style-name="P1">A real number is a potentially <text:span text:style-name="T13">orthogonally </text:span>infinite object which can be broken down into <text:span text:style-name="T13">projective </text:span>finite pieces. When the real number is <text:span text:style-name="T13">orthogonally </text:span>infinite, the breaking down process never stops.</text:p>
      <text:p text:style-name="P1"/>
      <text:p text:style-name="P1">One can think about a real number as some kind of iterator that <text:span text:style-name="T6">keeps track of the state such that when it outputs some piece of information, one does not have to relearn that piece of information later to know how the iterator works. However, it is not necessary that perfect knowledge is possible about the iterator </text:span><text:span text:style-name="T13">itself</text:span><text:span text:style-name="T6">. </text:span><text:span text:style-name="T13">E.g. most irrational numbers are not knowable.</text:span></text:p>
      <text:p text:style-name="P1"/>
      <text:p text:style-name="P1">Using Satisfied Natural Numbers, I can define a real number `x` as the following:</text:p>
      <text:p text:style-name="P1"/>
      <text:p text:style-name="P1"><text:tab/><text:span text:style-name="T6">real(x) :=<text:tab/></text:span>x == ∑ i { y<text:span text:style-name="T2">i</text:span> }<text:tab/><text:tab/>where<text:tab/><text:tab/>∃ i { <text:span text:style-name="T7">y</text:span><text:span text:style-name="T4">i</text:span><text:span text:style-name="T7"> &gt; -aleph</text:span><text:span text:style-name="T4">0</text:span> ⋀ y<text:span text:style-name="T2">i</text:span> &lt; aleph<text:span text:style-name="T2">0</text:span> }</text:p>
      <text:p text:style-name="P1"/>
      <text:p text:style-name="P4">And:</text:p>
      <text:p text:style-name="P4"/>
      <text:p text:style-name="P5"><text:tab/>real(x – y[why(<text:span text:style-name="T1">∃ i { </text:span><text:span text:style-name="T7">y</text:span><text:span text:style-name="T4">i</text:span><text:span text:style-name="T7"> &gt; -aleph</text:span><text:span text:style-name="T4">0</text:span><text:span text:style-name="T1"> ⋀ y</text:span><text:span text:style-name="T3">i</text:span><text:span text:style-name="T1"> &lt; aleph</text:span><text:span text:style-name="T3">0</text:span><text:span text:style-name="T1"> }</text:span>)])</text:p>
      <text:p text:style-name="P1"/>
      <text:p text:style-name="P6">Notice that this requires the satisfied term to be between plus and minus <text:span text:style-name="T8">countable </text:span>infinity <text:span text:style-name="T8">`aleph</text:span><text:span text:style-name="T5">0</text:span><text:span text:style-name="T8">`</text:span>.</text:p>
      <text:p text:style-name="P6"/>
      <text:p text:style-name="P7">However, this does not require the satisfied terms themselves to be of countable cardinality.</text:p>
      <text:p text:style-name="P7">For example, `τ` (`2 · 𝜋`) is an irrational number and hence not of countable cardinality.</text:p>
      <text:p text:style-name="P7">Yet, ` <text:span text:style-name="T9">τ</text:span><text:span text:style-name="T7"> &gt; -aleph</text:span><text:span text:style-name="T4">0</text:span><text:span text:style-name="T1"> ⋀ </text:span>τ<text:span text:style-name="T1"> &lt; aleph</text:span><text:span text:style-name="T3">0</text:span>` is provable and therefore a satisfied term.</text:p>
      <text:p text:style-name="P1"/>
      <text:p text:style-name="P8">The idea that one must prove satisfied terms to be on the real line might seem strange. The real line and the real numbers seems to be one and the same. Yet, have anyone actually observed the whole real line? What if there are real numbers that behave extensionally as if they are on the real line, but they have a “secret” that they are not actually on the real line under some hypertask?</text:p>
      <text:p text:style-name="P8"/>
      <text:p text:style-name="P9">One such kind of real numbers are limits. They can be located at infinity, yet can be approached arbitrarily close. <text:span text:style-name="T10">E.g. `f(x) = 1 / x`. Here, `f(0)` is not a real number. Yet, I can input any `x ¬= 0`. </text:span>In order to express that one is approaching some limit, the remaining distance needs to become “<text:span text:style-name="T10">smaller</text:span>” in some sense, such that the remaining distance can be proved to be on the real line. <text:span text:style-name="T10">However, the limit itself is not located on the real line, because, as one tries to evaluate </text:span><text:span text:style-name="T11">at </text:span><text:span text:style-name="T10">the limit, one gets an answer </text:span><text:span text:style-name="T11">that is </text:span><text:span text:style-name="T10">not at the real line.</text:span></text:p>
      <text:p text:style-name="P9"/>
      <text:p text:style-name="P9"><text:span text:style-name="T10">Some limits can not be proven to not be on the real line </text:span><text:span text:style-name="T11">extensionally</text:span><text:span text:style-name="T10">, because there is no real input one can use to determine that the answer is not at the real line. On the other hand, the distance</text:span><text:span text:style-name="T11">s</text:span><text:span text:style-name="T10"> to th</text:span><text:span text:style-name="T11">ese kind of</text:span><text:span text:style-name="T10"> limits are infinite </text:span><text:span text:style-name="T11">(</text:span><text:span text:style-name="T10">and hence not real numbers</text:span><text:span text:style-name="T11">) or non-analytic (and hence can not be </text:span><text:span text:style-name="T12">revealed to be non-reals)</text:span><text:span text:style-name="T10">. These limits can be transformed soundly as if they were higher order real numbers. </text:span><text:span text:style-name="T11">All operations that are valid on real numbers are also valid for such limits </text:span><text:span text:style-name="T12">(in lifted form)</text:span><text:span text:style-name="T11">.</text:span></text:p>
      <text:p text:style-name="P8"/>
      <text:p text:style-name="P10">Limits are not real number<text:span text:style-name="T12">s</text:span> themselves, but they are used to calculate real numbers. <text:span text:style-name="T12">O</text:span>ne can build objects of intrinsic higher order which project down to lower orders, <text:span text:style-name="T12">such as real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1-12T14:51:32.113301995</meta:creation-date>
    <dc:date>2023-01-13T07:20:12.054991273</dc:date>
    <meta:editing-duration>PT5M13S</meta:editing-duration>
    <meta:editing-cycles>1</meta:editing-cycles>
    <meta:document-statistic meta:table-count="0" meta:image-count="0" meta:object-count="0" meta:page-count="1" meta:paragraph-count="17" meta:word-count="532" meta:character-count="2906" meta:non-whitespace-character-count="2386"/>
    <meta:generator>LibreOffice/7.2.2.2$MacOSX_X86_64 LibreOffice_project/02b2acce88a210515b4a5bb2e46cbfb63fe97d56</meta:generator>
  </office:meta>
</office:document-meta>
</file>